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line-height="150%" fo:text-align="center" style:justify-single-word="false"/>
      <style:text-properties style:font-name="Arial" fo:font-size="11pt" officeooo:rsid="00090eea" officeooo:paragraph-rsid="00090eea" style:font-size-asian="11pt" style:font-size-complex="11pt"/>
    </style:style>
    <style:style style:name="P2" style:family="paragraph" style:parent-style-name="Standard">
      <style:paragraph-properties fo:line-height="150%" fo:text-align="start" style:justify-single-word="false"/>
      <style:text-properties style:font-name="Arial" fo:font-size="11pt" officeooo:rsid="00090eea" officeooo:paragraph-rsid="00090eea" style:font-size-asian="11pt" style:font-size-complex="11pt"/>
    </style:style>
    <style:style style:name="P3" style:family="paragraph" style:parent-style-name="Standard">
      <style:paragraph-properties fo:line-height="150%" fo:text-align="justify" style:justify-single-word="false"/>
      <style:text-properties style:font-name="Arial" fo:font-size="11pt" officeooo:rsid="0009102f" officeooo:paragraph-rsid="0009102f" style:font-size-asian="11pt" style:font-size-complex="11pt"/>
    </style:style>
    <style:style style:name="P4" style:family="paragraph" style:parent-style-name="Standard">
      <style:paragraph-properties fo:line-height="150%" fo:text-align="start" style:justify-single-word="false"/>
      <style:text-properties style:font-name="Arial" fo:font-size="11pt" fo:font-weight="bold" officeooo:rsid="00090eea" officeooo:paragraph-rsid="00090eea" style:font-size-asian="11pt" style:font-weight-asian="bold" style:font-size-complex="11pt" style:font-weight-complex="bold"/>
    </style:style>
    <style:style style:name="P5" style:family="paragraph" style:parent-style-name="Standard">
      <style:paragraph-properties fo:line-height="150%" fo:text-align="justify" style:justify-single-word="false"/>
      <style:text-properties style:font-name="Arial" fo:font-size="11pt" fo:font-weight="bold" officeooo:rsid="0009102f" officeooo:paragraph-rsid="0009102f" style:font-size-asian="11pt" style:font-weight-asian="bold" style:font-size-complex="11pt" style:font-weight-complex="bold"/>
    </style:style>
    <style:style style:name="P6" style:family="paragraph" style:parent-style-name="Standard">
      <style:paragraph-properties fo:margin-top="0.101cm" fo:margin-bottom="0.101cm" style:contextual-spacing="false" fo:line-height="100%" fo:text-align="justify" style:justify-single-word="false"/>
      <style:text-properties style:font-name="Arial" fo:font-size="11pt" fo:font-weight="bold" officeooo:rsid="0009102f" officeooo:paragraph-rsid="0009102f" style:font-size-asian="11pt" style:font-weight-asian="bold" style:font-size-complex="11pt" style:font-weight-complex="bold"/>
    </style:style>
    <style:style style:name="P7" style:family="paragraph" style:parent-style-name="Standard">
      <style:paragraph-properties fo:margin-top="0.101cm" fo:margin-bottom="0.101cm" style:contextual-spacing="false" fo:line-height="100%" fo:text-align="justify" style:justify-single-word="false"/>
      <style:text-properties style:font-name="Arial" fo:font-size="11pt" fo:font-weight="normal" officeooo:rsid="0009102f" officeooo:paragraph-rsid="0009102f" style:font-size-asian="11pt" style:font-weight-asian="normal" style:font-size-complex="11pt" style:font-weight-complex="normal"/>
    </style:style>
    <style:style style:name="P8" style:family="paragraph" style:parent-style-name="Standard">
      <style:paragraph-properties fo:margin-top="0.302cm" fo:margin-bottom="0.302cm" style:contextual-spacing="false" fo:line-height="100%" fo:text-align="justify" style:justify-single-word="false"/>
      <style:text-properties style:font-name="Arial" fo:font-size="11pt" fo:font-weight="normal" officeooo:rsid="0009102f" officeooo:paragraph-rsid="0009102f" style:font-size-asian="11pt" style:font-weight-asian="normal" style:font-size-complex="11pt" style:font-weight-complex="normal"/>
    </style:style>
    <style:style style:name="P9" style:family="paragraph" style:parent-style-name="Standard" style:master-page-name="">
      <loext:graphic-properties draw:fill="none"/>
      <style:paragraph-properties fo:margin-left="0cm" fo:margin-right="0cm" fo:margin-top="0.302cm" fo:margin-bottom="0.302cm" style:contextual-spacing="false" fo:line-height="100%" fo:text-align="justify" style:justify-single-word="false" fo:text-indent="1.199cm" style:auto-text-indent="false" style:page-number="auto" fo:background-color="transparent"/>
      <style:text-properties style:font-name="Arial" fo:font-size="11pt" fo:font-weight="normal" officeooo:rsid="0009102f" officeooo:paragraph-rsid="0009adbd" style:font-size-asian="11pt" style:font-weight-asian="normal" style:font-size-complex="11pt" style:font-weight-complex="normal"/>
    </style:style>
    <style:style style:name="P10" style:family="paragraph" style:parent-style-name="Standard" style:master-page-name="">
      <loext:graphic-properties draw:fill="none"/>
      <style:paragraph-properties fo:margin-left="0.801cm" fo:margin-right="0cm" fo:margin-top="0.302cm" fo:margin-bottom="0.302cm" style:contextual-spacing="false" fo:line-height="100%" fo:text-align="justify" style:justify-single-word="false" fo:text-indent="-0.7cm" style:auto-text-indent="false" style:page-number="auto" fo:background-color="transparent">
        <style:tab-stops>
          <style:tab-stop style:position="0.485cm"/>
        </style:tab-stops>
      </style:paragraph-properties>
      <style:text-properties style:font-name="Arial" fo:font-size="11pt" fo:font-weight="normal" officeooo:rsid="0009102f" officeooo:paragraph-rsid="0009adbd" style:font-size-asian="11pt" style:font-weight-asian="normal" style:font-size-complex="11pt" style:font-weight-complex="normal"/>
    </style:style>
    <style:style style:name="P11" style:family="paragraph" style:parent-style-name="Standard">
      <style:paragraph-properties fo:line-height="150%" fo:text-align="center" style:justify-single-word="false"/>
      <style:text-properties style:font-name="Arial" fo:font-size="12pt" fo:font-weight="bold" officeooo:rsid="00090eea" officeooo:paragraph-rsid="00090eea" style:font-size-asian="12pt" style:font-weight-asian="bold" style:font-size-complex="12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normal" fo:font-weight="bold" style:font-style-asian="normal" style:font-weight-asian="bold" style:font-style-complex="normal" style:font-weight-complex="bol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LUÍS GUSTAVO SAMPAIO MOREIRA</text:p>
      <text:p text:style-name="P1">17 anos – Solteiro</text:p>
      <text:p text:style-name="P1">Habilitação “A” e “B”</text:p>
      <text:p text:style-name="P1">Rua Major Adelino,495 </text:p>
      <text:p text:style-name="P1">Santa Cruz - São Gonçalo do Amarante – CE</text:p>
      <text:p text:style-name="P1">(85) 99728.8173</text:p>
      <text:p text:style-name="P1"><text:a xlink:type="simple" xlink:href="mailto:luisgustavosm10@gmail.com" text:style-name="Internet_20_link" text:visited-style-name="Visited_20_Internet_20_Link">luisgustavosm10@gmail.com</text:a></text:p>
      <text:p text:style-name="P1">LinkedIn:</text:p>
      <text:p text:style-name="P1"/>
      <text:p text:style-name="P4">OBJETIVO PROFISSIONAL:</text:p>
      <text:p text:style-name="P2"/>
      <text:p text:style-name="P3">Profissional de TI com especialização técnica em Redes e Manutenção, Php, CSS, HTML e JavaScript. Pretendo adentrar na empresa auxiliando em atividades especializadas na área de Front-End, prestando serviços para melhores criações visuais para o cliente.</text:p>
      <text:p text:style-name="P3"/>
      <text:p text:style-name="P5">EXPERIÊNCIA PROFISSIONAL:</text:p>
      <text:p text:style-name="P5"/>
      <text:p text:style-name="P9"><text:span text:style-name="T1">Cargo</text:span>: Suporte técnico – SEDUC (2023) – ATUAL</text:p>
      <text:p text:style-name="P10"><text:span text:style-name="T2">Atribuições:</text:span> Suporte em ativos das instituições de ensino de todo o município, provendo manutenção preventiva e corretiva. Formação de professores e demais usuários para uso adequado dos ativos de rede da instituição</text:p>
      <text:p text:style-name="P8">Desenvolvimento de soluções computacionais dos setores administrativos, pessoal, financeiro e gestão</text:p>
      <text:p text:style-name="P8"/>
      <text:p text:style-name="P5">FORMAÇÃO ACADÊMICA:</text:p>
      <text:p text:style-name="P7">Ensino Médio – EEEP Walter Ramos </text:p>
      <text:p text:style-name="P7">Técnico de Informática – EEEP Walter Ramos de Araújo</text:p>
      <text:p text:style-name="P7"/>
      <text:p text:style-name="P6">CURSO DE EXTENSÃO</text:p>
      <text:p text:style-name="P7">Curso de Suporte em TI – 100hrs (DELL)</text:p>
      <text:p text:style-name="P7">Cloud Foundations – 20hrs (Amazon)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.117cm" fo:margin-right="1.995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05T15:17:28.368485094</meta:creation-date>
    <dc:date>2023-05-05T16:33:27.686668974</dc:date>
    <meta:editing-duration>PT1H15M59S</meta:editing-duration>
    <meta:editing-cycles>3</meta:editing-cycles>
    <meta:generator>LibreOffice/7.4.6.2$Linux_X86_64 LibreOffice_project/40$Build-2</meta:generator>
    <meta:document-statistic meta:table-count="0" meta:image-count="0" meta:object-count="0" meta:page-count="1" meta:paragraph-count="20" meta:word-count="144" meta:character-count="1034" meta:non-whitespace-character-count="900"/>
  </office:meta>
</office:document-meta>
</file>